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12.23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304cm" fo:min-width="4.759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725cm"/>
    </style:style>
    <style:style style:name="gr5" style:family="graphic" style:parent-style-name="objectwithoutfill">
      <style:graphic-properties svg:stroke-width="0.035cm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24cm" fo:min-width="2.579cm" fo:padding-top="0.142cm" fo:padding-bottom="0.142cm" fo:padding-left="0.267cm" fo:padding-right="0.267cm"/>
    </style:style>
    <style:style style:name="gr8" style:family="graphic" style:parent-style-name="objectwithoutfill">
      <style:graphic-properties draw:stroke="dash" draw:stroke-dash="Ultrafine_20_Dashed"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4.269cm" fo:min-width="15.722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fo:min-height="1.449cm"/>
    </style:style>
    <style:style style:name="gr11" style:family="graphic" style:parent-style-name="standard">
      <style:graphic-properties draw:stroke="none" svg:stroke-color="#000000" draw:fill="none" draw:fill-color="#ffffff" fo:min-height="0.886cm"/>
    </style:style>
    <style:style style:name="gr12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-color="#ff0000" draw:opacity="13%" draw:textarea-horizontal-align="justify" draw:textarea-vertical-align="middle" draw:auto-grow-height="false" fo:min-height="1.857cm" fo:min-width="16.085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nux Libertine G"/>
    </style:style>
    <style:style style:name="P3" style:family="paragraph">
      <loext:graphic-properties draw:fill-color="#ffffff"/>
      <style:paragraph-properties fo:text-align="center"/>
      <style:text-properties style:font-name="Linux Libertine G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style:font-name="Linux Libertine G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8pt"/>
    </style:style>
    <style:style style:name="P8" style:family="paragraph">
      <loext:graphic-properties draw:fill="none" draw:fill-color="#ffffff"/>
      <style:text-properties style:font-name="Linux Libertine G" fo:font-size="18pt" style:font-size-asian="22pt" style:font-size-complex="22pt"/>
    </style:style>
    <style:style style:name="P9" style:family="paragraph">
      <loext:graphic-properties draw:fill="none" draw:fill-color="#ffffff"/>
      <style:text-properties fo:color="#ff0000" style:font-name="Linux Libertine G"/>
    </style:style>
    <style:style style:name="P10" style:family="paragraph">
      <loext:graphic-properties draw:fill-color="#ff0000" draw:opacity="13%"/>
      <style:paragraph-properties fo:text-align="center"/>
    </style:style>
    <style:style style:name="T1" style:family="text">
      <style:text-properties style:font-name="Linux Libertine G"/>
    </style:style>
    <style:style style:name="T2" style:family="text">
      <style:text-properties style:font-name="Linux Libertine G" style:font-size-asian="22pt" style:font-size-complex="22pt"/>
    </style:style>
    <style:style style:name="T3" style:family="text">
      <style:text-properties fo:color="#ff0000" style:font-name="Linux Libertine 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2.765cm" svg:height="1.524cm" svg:x="4.689cm" svg:y="4.754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2.794cm" svg:x="7.518cm" svg:y="0.139cm">
          <text:p text:style-name="P1"><text:span text:style-name="T1">Feature Extraction</text:span></text:p>
          <text:p text:style-name="P1"><text:span text:style-name="T1">MapReduce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.715cm" svg:height="2.794cm" svg:x="16.418cm" svg:y="0.14cm">
          <text:p text:style-name="P1"><text:span text:style-name="T1">Distributed</text:span></text:p>
          <text:p text:style-name="P1"><text:span text:style-name="T1">Training on GPU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4" draw:layer="layout" svg:x1="5.359cm" svg:y1="1.536cm" svg:x2="7.518cm" svg:y2="1.536cm">
          <text:p/>
        </draw:line>
        <draw:frame draw:style-name="gr4" draw:text-style-name="P5" draw:layer="layout" svg:width="4.799cm" svg:height="0.975cm" svg:x="2.765cm" svg:y="0.423cm">
          <draw:text-box>
            <text:p><text:span text:style-name="T1">Raw Data 50 TB</text:span></text:p>
          </draw:text-box>
        </draw:frame>
        <draw:path draw:style-name="gr5" draw:text-style-name="P4" draw:layer="layout" svg:width="0.687cm" svg:height="0.775cm" draw:transform="skewX (0.0155334303427496) rotate (-1.10200088970922) translate (8.7428508675841cm 2.59408758935651cm)" svg:viewBox="0 0 688 776" svg:d="M0 776c1280-2 381-776 381-776">
          <text:p/>
        </draw:path>
        <draw:path draw:style-name="gr5" draw:text-style-name="P4" draw:layer="layout" svg:width="0.687cm" svg:height="0.775cm" draw:transform="skewX (0.0155334303427496) rotate (-1.10200088970922) translate (12.533850867584cm 2.57808758935651cm)" svg:viewBox="0 0 688 776" svg:d="M0 776c1280-2 381-776 381-776">
          <text:p/>
        </draw:path>
        <draw:path draw:style-name="gr5" draw:text-style-name="P4" draw:layer="layout" svg:width="0.687cm" svg:height="0.775cm" draw:transform="skewX (0.0155334303427496) rotate (-1.10200088970922) translate (9.824850867584cm 2.58408758935651cm)" svg:viewBox="0 0 688 776" svg:d="M0 776c1280-2 381-776 381-776">
          <text:p/>
        </draw:path>
        <draw:path draw:style-name="gr5" draw:text-style-name="P4" draw:layer="layout" svg:width="0.687cm" svg:height="0.775cm" draw:transform="skewX (0.0155334303427496) rotate (-1.10200088970922) translate (11.524850867584cm 2.58408758935651cm)" svg:viewBox="0 0 688 776" svg:d="M0 776c1280-2 381-776 381-776">
          <text:p/>
        </draw:path>
        <draw:frame draw:style-name="gr4" draw:text-style-name="P5" draw:layer="layout" svg:width="0.98cm" svg:height="0.975cm" svg:x="10.01cm" svg:y="2.617cm">
          <draw:text-box>
            <text:p><text:span text:style-name="T1">...</text:span></text:p>
          </draw:text-box>
        </draw:frame>
        <draw:frame draw:style-name="gr4" draw:text-style-name="P5" draw:layer="layout" svg:width="7.112cm" svg:height="0.975cm" svg:x="6.91cm" svg:y="3.568cm">
          <draw:text-box>
            <text:p><text:span text:style-name="T1">Intermediate I/O 200 TB</text:span></text:p>
          </draw:text-box>
        </draw:frame>
        <draw:path draw:style-name="gr5" draw:text-style-name="P4" draw:layer="layout" svg:width="2.42cm" svg:height="3.338cm" draw:transform="skewX (0.416435559525847) rotate (-0.869697566268775) translate (16.3203767040705cm 1.89858457458cm)" svg:viewBox="0 0 2421 3339" svg:d="M0 3339c4504-7 1342-3339 1342-3339">
          <text:p/>
        </draw:path>
        <draw:frame draw:style-name="gr4" draw:text-style-name="P5" draw:layer="layout" svg:width="7.112cm" svg:height="0.975cm" svg:x="16.789cm" svg:y="3.482cm">
          <draw:text-box>
            <text:p><text:span text:style-name="T1">Extracted Features 15 TB</text:span></text:p>
          </draw:text-box>
        </draw:frame>
        <draw:line draw:style-name="gr6" draw:text-style-name="P4" draw:layer="layout" svg:x1="5.379cm" svg:y1="1.536cm" svg:x2="5.376cm" svg:y2="4.754cm">
          <text:p/>
        </draw:line>
        <draw:custom-shape draw:style-name="gr7" draw:text-style-name="P2" draw:layer="layout" svg:width="3.113cm" svg:height="1.524cm" svg:x="3.351cm" svg:y="9.155cm">
          <text:p text:style-name="P1"><text:span text:style-name="T1">HD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715cm" svg:height="2.794cm" svg:x="8.118cm" svg:y="8.54cm">
          <text:p text:style-name="P1"><text:span text:style-name="T1">Feature Extrac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5.715cm" svg:height="2.794cm" svg:x="17.605cm" svg:y="8.541cm">
          <text:p text:style-name="P1"><text:span text:style-name="T1">Training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3" draw:text-style-name="P4" draw:layer="layout" svg:x1="6.459cm" svg:y1="9.937cm" svg:x2="8.118cm" svg:y2="9.937cm">
          <text:p/>
        </draw:line>
        <draw:line draw:style-name="gr8" draw:text-style-name="P4" draw:layer="layout" svg:x1="13.89cm" svg:y1="9.937cm" svg:x2="17.573cm" svg:y2="9.937cm">
          <text:p/>
        </draw:line>
        <draw:custom-shape draw:style-name="gr9" draw:text-style-name="P6" draw:layer="layout" svg:width="16.256cm" svg:height="4.553cm" svg:x="7.413cm" svg:y="7.78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818cm" svg:height="0.975cm" svg:x="13.866cm" svg:y="11.424cm">
          <draw:text-box>
            <text:p><text:span text:style-name="T1">GPU Servers</text:span></text:p>
          </draw:text-box>
        </draw:frame>
        <draw:frame draw:style-name="gr10" draw:text-style-name="P2" draw:layer="layout" svg:width="3.818cm" svg:height="1.699cm" svg:x="13.866cm" svg:y="8.125cm">
          <draw:text-box>
            <text:p text:style-name="P1"><text:span text:style-name="T1">Within GPU Memory</text:span></text:p>
          </draw:text-box>
        </draw:frame>
        <draw:frame draw:style-name="gr11" draw:text-style-name="P8" draw:layer="layout" svg:width="3.128cm" svg:height="1.136cm" svg:x="-0.134cm" svg:y="2.924cm">
          <draw:text-box>
            <text:p text:style-name="P7"><text:span text:style-name="T2">Original</text:span></text:p>
          </draw:text-box>
        </draw:frame>
        <draw:frame draw:style-name="gr11" draw:text-style-name="P8" draw:layer="layout" svg:width="4.19cm" svg:height="1.136cm" svg:x="-0.134cm" svg:y="9.424cm">
          <draw:text-box>
            <text:p text:style-name="P7"><text:span text:style-name="T2">FeatureBox</text:span></text:p>
          </draw:text-box>
        </draw:frame>
        <draw:frame draw:style-name="gr4" draw:text-style-name="P9" draw:layer="layout" svg:width="4.121cm" svg:height="0.975cm" svg:x="17.966cm" svg:y="5.024cm">
          <draw:text-box>
            <text:p><text:span text:style-name="T3">I/O Overhead</text:span></text:p>
          </draw:text-box>
        </draw:frame>
        <draw:custom-shape draw:style-name="gr12" draw:text-style-name="P10" draw:layer="layout" svg:width="16.637cm" svg:height="2.159cm" svg:x="6.974cm" svg:y="2.77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3.724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11T12:50:21.452926632</meta:creation-date>
    <dc:date>2021-10-13T12:07:55.482302492</dc:date>
    <meta:editing-duration>P1DT1H18M6S</meta:editing-duration>
    <meta:editing-cycles>48</meta:editing-cycles>
    <meta:generator>LibreOffice/6.1.5.2$MacOSX_X86_64 LibreOffice_project/90f8dcf33c87b3705e78202e3df5142b201bd805</meta:generator>
    <meta:document-statistic meta:object-count="26"/>
  </office:meta>
</office:document-meta>
</file>